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system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adornments="Normal" style:font-family-generic="swiss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5.908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62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T1" style:family="text">
      <style:text-properties fo:font-size="44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5.908cm" svg:x="2.2cm" svg:y="10.447cm" presentation:class="title" presentation:user-transformed="true">
          <draw:text-box>
            <text:p><text:span text:style-name="T1">Redes de Computadores I</text:span>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Curso Técnico em Informática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 aula de 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Como a Internet chega nas nossas casa?</text:p>
              </text:list-item>
              <text:list-item>
                <text:p>Conceitos básicos</text:p>
              </text:list-item>
              <text:list-item>
                <text:p>Comandos essencia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Alguns termos important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Backbone: Interconexão de alta velocidade. Vem do inglês: “espinha dorsal”</text:p>
              </text:list-item>
              <text:list-item>
                <text:p>ISP (Internet Service Provider): Provedor de Internet</text:p>
              </text:list-item>
              <text:list-item>
                <text:p>Última milha: Parte da rede que conecta o ISP à nossa cas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Alguns backbones no Brasil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https://slideplayer.com.br/slide/1271529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Por que usamos comandos?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São rápidos de executar</text:p>
              </text:list-item>
              <text:list-item>
                <text:p>Mudam menos com o tempo</text:p>
              </text:list-item>
              <text:list-item>
                <text:p>Mais fáceis de automatiz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Abrindo o prompt do Window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Abra o prompt de comando</text:p>
                <text:list>
                  <text:list-item>
                    <text:p>Procure por “prompt” na busca do Windows</text:p>
                    <text:p>ou</text:p>
                  </text:list-item>
                  <text:list-item>
                    <text:p>1º Windows + R</text:p>
                  </text:list-item>
                  <text:list-item>
                    <text:p>2º Na caixa que irá aparecer digite “cmd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Comandos essenciai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ipconfig (mostra configurações de rede)</text:p>
              </text:list-item>
              <text:list-item>
                <text:p>ping (testa conexão)</text:p>
              </text:list-item>
              <text:list-item>
                <text:p>nslookup (Converte nomes em IP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Referência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“Status das redes globais e brasileiras”</text:p>
                <text:list>
                  <text:list-item>
                    <text:p>https://slideplayer.com.br/slide/1271529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system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adornments="Normal" style:font-family-generic="swiss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8T15:59:39.233384427</meta:creation-date>
    <meta:editing-duration>PT9H15M30S</meta:editing-duration>
    <meta:editing-cycles>45</meta:editing-cycles>
    <meta:generator>LibreOffice/7.3.7.2$Linux_X86_64 LibreOffice_project/30$Build-2</meta:generator>
    <dc:title>Impress</dc:title>
    <dc:date>2025-04-10T20:23:08.307238988</dc:date>
    <dc:creator>Vinícius Alves Hax</dc:creator>
    <meta:document-statistic meta:object-count="66"/>
  </office:meta>
</office:document-meta>
</file>